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2000000A7E4B6DA64B3B49EFA.png" manifest:media-type="image/png"/>
  <manifest:file-entry manifest:full-path="Pictures/100000000000024E000001355A43ED6745E75FB2.png" manifest:media-type="image/png"/>
  <manifest:file-entry manifest:full-path="Pictures/10000000000001CA000000CA342B61F19ED76656.png" manifest:media-type="image/png"/>
  <manifest:file-entry manifest:full-path="Pictures/1000000000000451000001351B5C5300B7589908.jpg" manifest:media-type="image/jpeg"/>
  <manifest:file-entry manifest:full-path="Pictures/100000000000030C000001145FC79C0892EC4618.jpg" manifest:media-type="image/jpeg"/>
  <manifest:file-entry manifest:full-path="Pictures/10000000000001A9000000D1FB2E8CA7F1C23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8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35cm" svg:stroke-color="#42719c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9.101cm" fo:min-width="32.547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71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5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323cm" fo:padding-bottom="0cm" fo:padding-left="0cm" fo:padding-right="0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4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5.081cm" fo:padding-top="0.035cm" fo:padding-bottom="0cm" fo:padding-left="0cm" fo:padding-right="0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8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9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0" style:family="presentation" style:parent-style-name="Title_20_Only-title" style:list-style-name="L1">
      <style:graphic-properties draw:stroke="none" svg:stroke-width="0cm" draw:fill="none" draw:textarea-vertical-align="top" draw:auto-grow-height="true" draw:fit-to-size="false" style:shrink-to-fit="false" fo:min-height="3.725cm" fo:padding-top="0.035cm" fo:padding-bottom="0cm" fo:padding-left="0cm" fo:padding-right="0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</style:style>
    <style:style style:name="pr12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247cm" fo:padding-bottom="0cm" fo:padding-left="0cm" fo:padding-right="0cm" fo:wrap-option="wrap"/>
    </style:style>
    <style:style style:name="pr13" style:family="presentation" style:parent-style-name="Title_20_and_20_Content-outline1" style:list-style-name="L4">
      <style:graphic-properties draw:stroke="none" svg:stroke-width="0cm" draw:fill="none" draw:textarea-vertical-align="top" draw:auto-grow-height="true" draw:fit-to-size="false" style:shrink-to-fit="false" fo:min-height="6.997cm" fo:padding-top="0.185cm" fo:padding-bottom="0cm" fo:padding-left="0cm" fo:padding-right="0cm" fo:wrap-option="wrap"/>
    </style:style>
    <style:style style:name="P1" style:family="paragraph">
      <style:paragraph-properties fo:margin-left="0.034cm" fo:margin-right="0.014cm" fo:margin-top="0.323cm" fo:margin-bottom="0cm" fo:line-height="2.286cm" fo:text-align="center" fo:text-indent="-0.00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.035cm" fo:margin-right="0cm" fo:margin-top="0.035cm" fo:margin-bottom="0cm" fo:line-height="100%" fo:text-align="start" fo:text-indent="0cm"/>
    </style:style>
    <style:style style:name="P6" style:family="paragraph">
      <loext:graphic-properties draw:fill="none"/>
      <style:paragraph-properties fo:margin-left="0.035cm" fo:margin-right="0cm" fo:margin-top="0.035cm" fo:margin-bottom="0cm" fo:line-height="100%" fo:text-align="start" fo:text-indent="0cm" style:font-independent-line-spacing="true"/>
      <style:text-properties fo:font-size="60pt"/>
    </style:style>
    <style:style style:name="P7" style:family="paragraph">
      <style:paragraph-properties fo:margin-left="0cm" fo:margin-right="0cm" fo:margin-top="0.28cm" fo:margin-bottom="0cm" fo:line-height="100%" fo:text-align="start" fo:text-indent="0cm">
        <style:tab-stops>
          <style:tab-stop style:position="0.624cm"/>
        </style:tab-stops>
      </style:paragraph-properties>
      <style:text-properties fo:font-size="18pt"/>
    </style:style>
    <style:style style:name="P8" style:family="paragraph">
      <style:paragraph-properties fo:margin-left="0cm" fo:margin-right="0cm" fo:margin-top="0.247cm" fo:margin-bottom="0cm" fo:line-height="100%" fo:text-align="start" fo:text-indent="0cm">
        <style:tab-stops>
          <style:tab-stop style:position="0.624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.243cm" fo:margin-bottom="0cm" fo:line-height="100%" fo:text-align="start" fo:text-indent="0cm">
        <style:tab-stops>
          <style:tab-stop style:position="0.624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.014cm" fo:margin-top="0.171cm" fo:margin-bottom="0cm" fo:line-height="1.065cm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.014cm" fo:margin-top="0.15cm" fo:margin-bottom="0cm" fo:line-height="0.914cm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16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1.378cm" fo:margin-right="0.014cm" fo:margin-top="0.323cm" fo:margin-bottom="0cm" fo:line-height="2.286cm" fo:text-align="start" fo:text-indent="-1.343cm">
        <style:tab-stops>
          <style:tab-stop style:position="0cm"/>
        </style:tab-stops>
      </style:paragraph-properties>
    </style:style>
    <style:style style:name="P21" style:family="paragraph">
      <style:paragraph-properties fo:margin-left="0.035cm" fo:margin-right="0.014cm" fo:margin-top="0.247cm" fo:margin-bottom="0cm" fo:line-height="1.676cm" fo:text-align="start" fo:text-indent="0cm"/>
    </style:style>
    <style:style style:name="P22" style:family="paragraph">
      <style:paragraph-properties fo:margin-left="0cm" fo:margin-right="0.014cm" fo:margin-top="0.238cm" fo:margin-bottom="0cm" fo:line-height="100%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3" style:family="paragraph">
      <style:paragraph-properties fo:margin-left="0cm" fo:margin-right="1.845cm" fo:margin-top="0.367cm" fo:margin-bottom="0cm" fo:line-height="0.914cm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4" style:family="paragraph">
      <style:paragraph-properties fo:margin-left="0cm" fo:margin-right="1.845cm" fo:margin-top="0.236cm" fo:margin-bottom="0cm" fo:line-height="100%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5" style:family="paragraph">
      <style:paragraph-properties fo:margin-left="0cm" fo:margin-right="1.845cm" fo:margin-top="0.25cm" fo:margin-bottom="0cm" fo:line-height="100%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6" style:family="paragraph">
      <style:paragraph-properties fo:margin-left="0cm" fo:margin-right="4.002cm" fo:margin-top="0.369cm" fo:margin-bottom="0cm" fo:line-height="0.914cm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7" style:family="paragraph">
      <style:paragraph-properties fo:margin-left="0cm" fo:margin-right="4.002cm" fo:margin-top="0.238cm" fo:margin-bottom="0cm" fo:line-height="100%" fo:text-align="start" fo:text-indent="0cm">
        <style:tab-stops>
          <style:tab-stop style:position="0.67cm"/>
        </style:tab-stops>
      </style:paragraph-properties>
      <style:text-properties fo:font-size="18pt"/>
    </style:style>
    <style:style style:name="P28" style:family="paragraph">
      <style:paragraph-properties fo:margin-left="0cm" fo:margin-right="0.014cm" fo:margin-top="0.185cm" fo:margin-bottom="0cm" fo:line-height="90%" fo:text-align="center" fo:text-indent="0.011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.014cm" fo:margin-top="0cm" fo:margin-bottom="0cm" fo:line-height="1.368cm" fo:text-align="center" fo:text-indent="0.011cm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.014cm" fo:margin-top="0.185cm" fo:margin-bottom="0cm" fo:line-height="90%" fo:text-align="center" fo:text-indent="0.011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01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3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DejaVu Sans" fo:font-size="24pt" fo:letter-spacing="-0.0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3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02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normal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normal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38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45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5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1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4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DejaVu Sans" fo:font-size="22pt" fo:letter-spacing="0.005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DejaVu Sans" fo:font-size="22pt" fo:letter-spacing="0.005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DejaVu Sans" fo:font-size="22pt" fo:letter-spacing="-0.003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DejaVu Sans" fo:font-size="22pt" fo:letter-spacing="0.002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" fo:font-size="22pt" fo:letter-spacing="-0.001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" fo:font-size="22pt" fo:letter-spacing="normal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DejaVu Sans" fo:font-size="22pt" fo:letter-spacing="0.004cm" fo:font-style="normal" style:text-underline-style="solid" style:text-underline-width="bold" style:text-underline-color="#000000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DejaVu Sans" fo:font-size="22pt" fo:letter-spacing="-0.006cm" fo:font-style="normal" style:text-underline-style="none" fo:font-weight="normal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05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22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DejaVu Sans" fo:font-size="28pt" fo:letter-spacing="-0.024cm" fo:font-style="normal" style:text-underline-style="none" fo:font-weight="norm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DejaVu Sans" fo:font-size="28pt" fo:letter-spacing="-0.003cm" fo:font-style="normal" style:text-underline-style="none" fo:font-weight="norm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DejaVu Sans" fo:font-size="28pt" fo:letter-spacing="-0.003cm" fo:font-style="normal" style:text-underline-style="solid" style:text-underline-width="bold" style:text-underline-color="#000000" fo:font-weight="norm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DejaVu Sans" fo:font-size="28pt" fo:letter-spacing="-0.013cm" fo:font-style="normal" style:text-underline-style="solid" style:text-underline-width="bold" style:text-underline-color="#000000" fo:font-weight="norm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DejaVu Sans" fo:font-size="28pt" fo:letter-spacing="-0.013cm" fo:font-style="normal" style:text-underline-style="none" fo:font-weight="norm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3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35" style:family="text">
      <style:text-properties fo:font-variant="normal" fo:text-transform="none" style:text-line-through-style="none" style:text-line-through-type="none" style:text-position="0% 100%" style:font-name="DejaVu Sans" fo:font-size="24pt" fo:letter-spacing="-0.006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DejaVu Sans" fo:font-size="24pt" fo:letter-spacing="-0.004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DejaVu Sans" fo:font-size="24pt" fo:letter-spacing="-0.0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DejaVu Sans" fo:font-size="24pt" fo:letter-spacing="-0.008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DejaVu Sans" fo:font-size="24pt" fo:letter-spacing="-0.008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0.019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4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13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DejaVu Sans" fo:font-size="60pt" fo:letter-spacing="-0.02cm" fo:font-style="normal" style:text-underline-style="none" fo:font-weight="normal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DejaVu Sans" fo:font-size="44pt" fo:letter-spacing="-0.008cm" fo:font-style="normal" style:text-underline-style="none" fo:font-weight="normal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DejaVu Sans" fo:font-size="24pt" fo:letter-spacing="normal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8" style:family="text">
      <style:text-properties fo:font-variant="normal" fo:text-transform="none" style:text-line-through-style="none" style:text-line-through-type="none" style:text-position="0% 100%" style:font-name="DejaVu Sans" fo:font-size="24pt" fo:letter-spacing="normal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9" style:family="text">
      <style:text-properties fo:font-variant="normal" fo:text-transform="none" style:text-line-through-style="none" style:text-line-through-type="none" style:text-position="0% 100%" style:font-name="DejaVu Sans" fo:font-size="24pt" fo:letter-spacing="-0.0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0" style:family="text">
      <style:text-properties fo:font-variant="normal" fo:text-transform="none" style:text-line-through-style="none" style:text-line-through-type="none" style:text-position="0% 100%" style:font-name="DejaVu Sans" fo:font-size="24pt" fo:letter-spacing="-0.001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1" style:family="text">
      <style:text-properties fo:font-variant="normal" fo:text-transform="none" style:text-line-through-style="none" style:text-line-through-type="none" style:text-position="0% 100%" style:font-name="DejaVu Sans" fo:font-size="24pt" fo:letter-spacing="0.016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style:font-name="DejaVu Sans" fo:font-size="24pt" fo:letter-spacing="-0.017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DejaVu Sans" fo:font-size="24pt" fo:letter-spacing="-0.017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4" style:family="text">
      <style:text-properties fo:font-variant="normal" fo:text-transform="none" style:text-line-through-style="none" style:text-line-through-type="none" style:text-position="0% 100%" style:font-name="DejaVu Sans" fo:font-size="24pt" fo:letter-spacing="-0.003cm" fo:font-style="normal" style:text-underline-style="solid" style:text-underline-width="auto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5" style:family="text">
      <style:text-properties fo:font-variant="normal" fo:text-transform="none" style:text-line-through-style="none" style:text-line-through-type="none" style:text-position="0% 100%" style:font-name="DejaVu Sans" fo:font-size="24pt" fo:letter-spacing="0.01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6" style:family="text">
      <style:text-properties fo:font-variant="normal" fo:text-transform="none" style:text-line-through-style="none" style:text-line-through-type="none" style:text-position="0% 100%" style:font-name="DejaVu Sans" fo:font-size="24pt" fo:letter-spacing="-0.02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7" style:family="text">
      <style:text-properties fo:font-variant="normal" fo:text-transform="none" style:text-line-through-style="none" style:text-line-through-type="none" style:text-position="0% 100%" style:font-name="DejaVu Sans" fo:font-size="24pt" fo:letter-spacing="-0.01cm" fo:font-style="normal" style:text-underline-style="solid" style:text-underline-width="bold" style:text-underline-color="#000000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8" style:family="text">
      <style:text-properties fo:font-variant="normal" fo:text-transform="none" style:text-line-through-style="none" style:text-line-through-type="none" style:text-position="0% 100%" style:font-name="DejaVu Sans" fo:font-size="24pt" fo:letter-spacing="0.034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9" style:family="text">
      <style:text-properties fo:font-variant="normal" fo:text-transform="none" style:text-line-through-style="none" style:text-line-through-type="none" style:text-position="0% 100%" style:font-name="DejaVu Sans" fo:font-size="24pt" fo:letter-spacing="-0.011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0" style:family="text">
      <style:text-properties fo:font-variant="normal" fo:text-transform="none" style:text-line-through-style="none" style:text-line-through-type="none" style:text-position="0% 100%" style:font-name="DejaVu Sans" fo:font-size="24pt" fo:letter-spacing="0.007cm" fo:font-style="normal" style:text-underline-style="none" fo:font-weight="normal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29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38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6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1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DejaVu Sans" fo:font-size="36pt" fo:letter-spacing="-0.003cm" fo:font-style="normal" style:text-underline-style="none" fo:font-weight="normal" style:font-size-asian="36pt" style:font-style-asian="normal" style:font-weight-asian="normal" style:font-name-complex="DejaVu San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5cm" text:min-label-width="0.588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36cm" text:min-label-width="0.634cm"/>
        <style:text-properties fo:font-family="'Liberation Sans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undamentos de  Bancos de Dados&#10;Pizzaria: Mapeamento" draw:style-name="dp1" draw:master-page-name="Title_20_Only" presentation:presentation-page-layout-name="AL1T11">
        <draw:frame draw:name="object 2" presentation:style-name="pr1" draw:text-style-name="P2" draw:layer="layout" svg:width="18.37cm" svg:height="7.182cm" svg:x="7.744cm" svg:y="4.727cm" presentation:class="title" presentation:user-transformed="true">
          <draw:text-box>
            <text:p text:style-name="P1"><text:span text:style-name="T1">F</text:span><text:span text:style-name="T1">u</text:span><text:span text:style-name="T1">n</text:span><text:span text:style-name="T1">d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 </text:span><text:span text:style-name="T2">d</text:span><text:span text:style-name="T2">e </text:span><text:span text:style-name="T2"><text:s/></text:span><text:span text:style-name="T3">B</text:span><text:span text:style-name="T3">a</text:span><text:span text:style-name="T3">n</text:span><text:span text:style-name="T3">c</text:span><text:span text:style-name="T3">o</text:span><text:span text:style-name="T3">s </text:span><text:span text:style-name="T2">d</text:span><text:span text:style-name="T2">e</text:span><text:span text:style-name="T4"> </text:span><text:span text:style-name="T2">D</text:span><text:span text:style-name="T2">a</text:span><text:span text:style-name="T2">d</text:span><text:span text:style-name="T2">o</text:span><text:span text:style-name="T2">s</text:span><text:span text:style-name="T2"><text:line-break/></text:span><text:span text:style-name="T5">Piz</text:span><text:span text:style-name="T5">zar</text:span><text:span text:style-name="T5">ia: </text:span><text:span text:style-name="T6">Ma</text:span><text:span text:style-name="T6">pe</text:span><text:span text:style-name="T6">am</text:span><text:span text:style-name="T6">en</text:span><text:span text:style-name="T6">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izzaria" draw:style-name="dp1" draw:master-page-name="Title_20_Only" presentation:presentation-page-layout-name="AL1T11">
        <draw:custom-shape draw:name="object 2" draw:style-name="gr2" draw:text-style-name="P4" draw:layer="layout" svg:width="32.546cm" svg:height="9.1cm" svg:x="0.584cm" svg:y="6.3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3" draw:text-style-name="P6" draw:layer="layout" svg:width="7.053cm" svg:height="3.76cm" svg:x="2.547cm" svg:y="1.771cm" presentation:class="title" presentation:user-transformed="true">
          <draw:text-box>
            <text:p text:style-name="P5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" draw:style-name="dp1" draw:master-page-name="Title_20_Only" presentation:presentation-page-layout-name="AL1T11">
        <draw:frame draw:name="object 2" presentation:style-name="pr4" draw:text-style-name="P6" draw:layer="layout" svg:width="11.264cm" svg:height="5.116cm" svg:x="12.136cm" svg:y="8.417cm" presentation:class="title" presentation:user-transformed="true">
          <draw:text-box>
            <text:p text:style-name="P5"><text:span text:style-name="T2">C</text:span><text:span text:style-name="T11">o</text:span><text:span text:style-name="T12">r</text:span><text:span text:style-name="T13">r</text:span><text:span text:style-name="T11">e</text:span><text:span text:style-name="T3">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1 – Tipos de Entidade Normais" draw:style-name="dp1" draw:master-page-name="Title_20_and_20_Content" presentation:presentation-page-layout-name="AL1T11">
        <draw:frame draw:name="object 2" presentation:style-name="pr5" draw:text-style-name="P2" draw:layer="layout" svg:width="28.498cm" svg:height="3.216cm" svg:x="2.547cm" svg:y="1.771cm" presentation:class="title" presentation:user-transformed="true">
          <draw:text-box>
            <text:p text:style-name="P5"><text:span text:style-name="T14">Passo </text:span><text:span text:style-name="T10">1 – </text:span><text:span text:style-name="T15">Tipos </text:span><text:span text:style-name="T10">de </text:span><text:span text:style-name="T8">Entidade</text:span><text:span text:style-name="T16"> </text:span><text:span text:style-name="T17">Normais</text:span></text:p>
          </draw:text-box>
        </draw:frame>
        <draw:custom-shape draw:name="object 3" draw:style-name="gr3" draw:text-style-name="P10" draw:layer="layout" svg:width="31.461cm" svg:height="3.564cm" svg:x="1.023cm" svg:y="4.82cm">
          <text:list text:style-name="L2">
            <text:list-item>
              <text:p text:style-name="P7"><text:span text:style-name="T18">Cliente </text:span><text:span text:style-name="T19">(</text:span><text:span text:style-name="T20">CodCliente</text:span><text:span text:style-name="T19">, </text:span><text:span text:style-name="T18">NomeCliente, </text:span><text:span text:style-name="T21">Rua, </text:span><text:span text:style-name="T22">Numero, </text:span><text:span text:style-name="T19">Complemento, Senha,</text:span><text:span text:style-name="T23"> </text:span><text:span text:style-name="T19">Email)</text:span></text:p>
            </text:list-item>
            <text:list-item>
              <text:p text:style-name="P8"><text:span text:style-name="T24">Pedido </text:span><text:span text:style-name="T18">(</text:span><text:span text:style-name="T25">NumPedido</text:span><text:span text:style-name="T18">, </text:span><text:span text:style-name="T22">DataPedido, OrigemPedido,</text:span><text:span text:style-name="T26"> </text:span><text:span text:style-name="T24">FormaPagamento)</text:span></text:p>
            </text:list-item>
            <text:list-item>
              <text:p text:style-name="P9"><text:span text:style-name="T22">Pizza </text:span><text:span text:style-name="T18">(</text:span><text:span text:style-name="T25">CódPizza</text:span><text:span text:style-name="T18">,</text:span><text:span text:style-name="T23"> </text:span><text:span text:style-name="T18">NomePizz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4" draw:text-style-name="P11" draw:layer="layout" svg:width="29.234cm" svg:height="8.174cm" svg:x="2.315cm" svg:y="9.6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" draw:style-name="gr5" draw:text-style-name="P12" draw:layer="layout" svg:width="1.437cm" svg:height="1.066cm" svg:x="5.187cm" svg:y="10.916cm">
            <text:p/>
            <draw:enhanced-geometry draw:mirror-horizontal="false" draw:mirror-vertical="false" drawooo:sub-view-size="517525 384175" draw:text-areas="0 0 ?f0 ?f1" svg:viewBox="0 0 0 0" draw:type="ooxml-non-primitive" draw:enhanced-path="M 451446 0 L 258483 118440 65519 0 0 106921 138595 192239 0 277202 65519 384124 258483 265683 451446 384124 516966 277202 378358 192239 516966 106921 451446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6" draw:text-style-name="P10" draw:layer="layout" svg:width="1.437cm" svg:height="1.066cm" svg:x="5.187cm" svg:y="10.916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83 118440 451446 0 516966 106921 378358 192239 516966 277202 451446 384124 258483 265683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5" draw:text-style-name="P12" draw:layer="layout" svg:width="1.437cm" svg:height="1.066cm" svg:x="5.399cm" svg:y="14.642cm">
            <text:p/>
            <draw:enhanced-geometry draw:mirror-horizontal="false" draw:mirror-vertical="false" drawooo:sub-view-size="517525 384175" draw:text-areas="0 0 ?f0 ?f1" svg:viewBox="0 0 0 0" draw:type="ooxml-non-primitive" draw:enhanced-path="M 451434 0 L 258470 118440 65519 0 0 106921 138595 192239 0 277202 65519 384111 258470 265684 451434 384111 516953 277202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" draw:text-style-name="P10" draw:layer="layout" svg:width="1.437cm" svg:height="1.066cm" svg:x="5.399cm" svg:y="14.642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70 118440 451434 0 516953 106921 378358 192239 516953 277202 451434 384111 258470 265684 65519 384111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5" draw:text-style-name="P12" draw:layer="layout" svg:width="1.437cm" svg:height="1.066cm" svg:x="15.008cm" svg:y="14.399cm">
            <text:p/>
            <draw:enhanced-geometry draw:mirror-horizontal="false" draw:mirror-vertical="false" drawooo:sub-view-size="517525 384175" draw:text-areas="0 0 ?f0 ?f1" svg:viewBox="0 0 0 0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6" draw:text-style-name="P10" draw:layer="layout" svg:width="1.437cm" svg:height="1.066cm" svg:x="15.008cm" svg:y="14.399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5" draw:text-style-name="P12" draw:layer="layout" svg:width="1.437cm" svg:height="1.066cm" svg:x="29.19cm" svg:y="11.573cm">
            <text:p/>
            <draw:enhanced-geometry draw:mirror-horizontal="false" draw:mirror-vertical="false" drawooo:sub-view-size="517525 384175" draw:text-areas="0 0 ?f0 ?f1" svg:viewBox="0 0 0 0" draw:type="ooxml-non-primitive" draw:enhanced-path="M 451446 0 L 258483 118440 65519 0 0 106908 138595 192239 0 277190 65519 384111 258483 265671 451446 384111 516966 277190 378358 192239 516966 106908 451446 0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6" draw:text-style-name="P10" draw:layer="layout" svg:width="1.437cm" svg:height="1.066cm" svg:x="29.19cm" svg:y="11.573cm">
            <text:p/>
            <draw:enhanced-geometry draw:mirror-horizontal="false" draw:mirror-vertical="false" drawooo:sub-view-size="517525 384175" draw:text-areas="0 0 ?f0 ?f1" svg:viewBox="0 0 0 0" draw:type="ooxml-non-primitive" draw:enhanced-path="M 0 106908 L 65519 0 258483 118440 451446 0 516966 106908 378358 192239 516966 277190 451446 384111 258483 265671 65519 384111 0 277190 138595 192239 0 106908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5" draw:text-style-name="P12" draw:layer="layout" svg:width="4.232cm" svg:height="3.92cm" svg:x="20.439cm" svg:y="12.302cm">
            <text:p/>
            <draw:enhanced-geometry draw:mirror-horizontal="false" draw:mirror-vertical="false" drawooo:sub-view-size="1524000 1411604" draw:text-areas="0 0 ?f0 ?f1" svg:viewBox="0 0 0 0" draw:type="ooxml-non-primitive" draw:enhanced-path="M 1211402 0 L 761758 390245 312127 0 0 359283 398525 705599 0 1051915 312127 1411198 761758 1020965 1211402 1411198 1523517 1051915 1125004 705599 1523517 359283 1211402 0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6" draw:text-style-name="P10" draw:layer="layout" svg:width="4.232cm" svg:height="3.92cm" svg:x="20.439cm" svg:y="12.302cm">
            <text:p/>
            <draw:enhanced-geometry draw:mirror-horizontal="false" draw:mirror-vertical="false" drawooo:sub-view-size="1524000 1411604" draw:text-areas="0 0 ?f0 ?f1" svg:viewBox="0 0 0 0" draw:type="ooxml-non-primitive" draw:enhanced-path="M 0 359283 L 312127 0 761758 390245 1211402 0 1523517 359283 1125004 705599 1523517 1051915 1211402 1411198 761758 1020965 312127 1411198 0 1051915 398525 705599 0 359283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5" draw:text-style-name="P12" draw:layer="layout" svg:width="3.068cm" svg:height="2.654cm" svg:x="16.327cm" svg:y="10.717cm">
            <text:p/>
            <draw:enhanced-geometry draw:mirror-horizontal="false" draw:mirror-vertical="false" drawooo:sub-view-size="1104900 955675" draw:text-areas="0 0 ?f0 ?f1" svg:viewBox="0 0 0 0" draw:type="ooxml-non-primitive" draw:enhanced-path="M 910437 0 L 552589 276479 194398 0 0 251993 291960 477723 0 703084 194398 955078 552589 678599 910437 955078 1104836 703084 812876 477723 1104836 251993 910437 0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6" draw:text-style-name="P10" draw:layer="layout" svg:width="3.068cm" svg:height="2.654cm" svg:x="16.327cm" svg:y="10.717cm">
            <text:p/>
            <draw:enhanced-geometry draw:mirror-horizontal="false" draw:mirror-vertical="false" drawooo:sub-view-size="1104900 955675" draw:text-areas="0 0 ?f0 ?f1" svg:viewBox="0 0 0 0" draw:type="ooxml-non-primitive" draw:enhanced-path="M 0 251993 L 194398 0 552589 276479 910437 0 1104836 251993 812876 477723 1104836 703084 910437 955078 552589 678599 194398 955078 0 703084 291960 477723 0 251993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1">
        <draw:custom-shape draw:name="object 2" draw:style-name="gr7" draw:text-style-name="P4" draw:layer="layout" svg:width="32.546cm" svg:height="9.1cm" svg:x="0.584cm" svg:y="6.3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7" draw:text-style-name="P6" draw:layer="layout" svg:width="7.053cm" svg:height="3.76cm" svg:x="2.547cm" svg:y="1.771cm" presentation:class="title" presentation:user-transformed="true">
          <draw:text-box>
            <text:p text:style-name="P5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2 – Tipos de Entidade Fraca" draw:style-name="dp1" draw:master-page-name="Title_20_and_20_Content" presentation:presentation-page-layout-name="AL1T11">
        <draw:frame draw:name="object 2" presentation:style-name="pr5" draw:text-style-name="P2" draw:layer="layout" svg:width="26.247cm" svg:height="3.216cm" svg:x="2.547cm" svg:y="1.771cm" presentation:class="title" presentation:user-transformed="true">
          <draw:text-box>
            <text:p text:style-name="P5"><text:span text:style-name="T14">Passo </text:span><text:span text:style-name="T10">2 – </text:span><text:span text:style-name="T15">Tipos </text:span><text:span text:style-name="T10">de </text:span><text:span text:style-name="T8">Entidade</text:span><text:span text:style-name="T27"> </text:span><text:span text:style-name="T28">Fraca</text:span></text:p>
          </draw:text-box>
        </draw:frame>
        <draw:custom-shape draw:name="object 3" draw:style-name="gr8" draw:text-style-name="P10" draw:layer="layout" svg:width="22.265cm" svg:height="2.302cm" svg:x="2.547cm" svg:y="5.027cm">
          <text:list text:style-name="L3">
            <text:list-item>
              <text:p text:style-name="P13"><text:span text:style-name="T29">Tamanho </text:span><text:span text:style-name="T30">(</text:span><text:span text:style-name="T31">CodPizza</text:span><text:span text:style-name="T30">-CE, </text:span><text:span text:style-name="T32">DescTamanhoPizza</text:span><text:span text:style-name="T33">, <text:s/>PrecoTamanhoPizza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9" draw:text-style-name="P14" draw:layer="layout" svg:width="22.985cm" svg:height="11.302cm" svg:x="5.398cm" svg:y="7.10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" draw:style-name="gr5" draw:text-style-name="P12" draw:layer="layout" svg:width="2.804cm" svg:height="2.209cm" svg:x="14.832cm" svg:y="8.567cm">
            <text:p/>
            <draw:enhanced-geometry draw:mirror-horizontal="false" draw:mirror-vertical="false" drawooo:sub-view-size="1009650 795654" draw:text-areas="0 0 ?f0 ?f1" svg:viewBox="0 0 0 0" draw:type="ooxml-non-primitive" draw:enhanced-path="M 863269 0 L 504710 240118 145796 0 0 217436 269278 397802 0 577799 145796 795235 504710 555117 863269 795235 1009078 577799 739800 397802 1009078 217436 863269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6" draw:text-style-name="P10" draw:layer="layout" svg:width="2.804cm" svg:height="2.209cm" svg:x="14.832cm" svg:y="8.567cm">
            <text:p/>
            <draw:enhanced-geometry draw:mirror-horizontal="false" draw:mirror-vertical="false" drawooo:sub-view-size="1009650 795654" draw:text-areas="0 0 ?f0 ?f1" svg:viewBox="0 0 0 0" draw:type="ooxml-non-primitive" draw:enhanced-path="M 0 217436 L 145796 0 504710 240118 863269 0 1009078 217436 739800 397802 1009078 577799 863269 795235 504710 555117 145796 795235 0 577799 269278 397802 0 217436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5" draw:text-style-name="P12" draw:layer="layout" svg:width="2.804cm" svg:height="2.209cm" svg:x="23.849cm" svg:y="8.631cm">
            <text:p/>
            <draw:enhanced-geometry draw:mirror-horizontal="false" draw:mirror-vertical="false" drawooo:sub-view-size="1009650 795654" draw:text-areas="0 0 ?f0 ?f1" svg:viewBox="0 0 0 0" draw:type="ooxml-non-primitive" draw:enhanced-path="M 863269 0 L 504710 240118 145796 0 0 217449 269278 397802 0 577799 145796 795248 504710 555129 863269 795248 1009078 577799 739800 397802 1009078 217449 863269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" draw:text-style-name="P10" draw:layer="layout" svg:width="2.804cm" svg:height="2.209cm" svg:x="23.849cm" svg:y="8.631cm">
            <text:p/>
            <draw:enhanced-geometry draw:mirror-horizontal="false" draw:mirror-vertical="false" drawooo:sub-view-size="1009650 795654" draw:text-areas="0 0 ?f0 ?f1" svg:viewBox="0 0 0 0" draw:type="ooxml-non-primitive" draw:enhanced-path="M 0 217449 L 145796 0 504710 240118 863269 0 1009078 217449 739800 397802 1009078 577799 863269 795248 504710 555129 145796 795248 0 577799 269278 397802 0 217449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5" draw:text-style-name="P12" draw:layer="layout" svg:width="2.804cm" svg:height="2.209cm" svg:x="19.234cm" svg:y="11.261cm">
            <text:p/>
            <draw:enhanced-geometry draw:mirror-horizontal="false" draw:mirror-vertical="false" drawooo:sub-view-size="1009650 795654" draw:text-areas="0 0 ?f0 ?f1" svg:viewBox="0 0 0 0" draw:type="ooxml-non-primitive" draw:enhanced-path="M 863282 0 L 504710 240131 145796 0 0 217449 269278 397802 0 577811 145796 795248 504710 555129 863282 795248 1009078 577811 739800 397802 1009078 217449 863282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6" draw:text-style-name="P10" draw:layer="layout" svg:width="2.804cm" svg:height="2.209cm" svg:x="19.234cm" svg:y="11.261cm">
            <text:p/>
            <draw:enhanced-geometry draw:mirror-horizontal="false" draw:mirror-vertical="false" drawooo:sub-view-size="1009650 795654" draw:text-areas="0 0 ?f0 ?f1" svg:viewBox="0 0 0 0" draw:type="ooxml-non-primitive" draw:enhanced-path="M 0 217449 L 145796 0 504710 240131 863282 0 1009078 217449 739800 397802 1009078 577811 863282 795248 504710 555129 145796 795248 0 577811 269278 397802 0 217449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1">
        <draw:custom-shape draw:name="object 2" draw:style-name="gr7" draw:text-style-name="P4" draw:layer="layout" svg:width="32.546cm" svg:height="9.1cm" svg:x="0.584cm" svg:y="6.3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8" draw:text-style-name="P6" draw:layer="layout" svg:width="7.053cm" svg:height="3.76cm" svg:x="2.547cm" svg:y="1.771cm" presentation:class="title" presentation:user-transformed="true">
          <draw:text-box>
            <text:p text:style-name="P5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4 – Cardinalidade 1:N" draw:style-name="dp1" draw:master-page-name="Title_20_and_20_Content" presentation:presentation-page-layout-name="AL1T11">
        <draw:frame draw:name="object 2" presentation:style-name="pr5" draw:text-style-name="P2" draw:layer="layout" svg:width="21.596cm" svg:height="3.216cm" svg:x="2.547cm" svg:y="1.771cm" presentation:class="title" presentation:user-transformed="true">
          <draw:text-box>
            <text:p text:style-name="P5"><text:span text:style-name="T14">Passo </text:span><text:span text:style-name="T10">4 – </text:span><text:span text:style-name="T34">Cardinalidade</text:span><text:span text:style-name="T8"> 1:N</text:span></text:p>
          </draw:text-box>
        </draw:frame>
        <draw:custom-shape draw:name="object 3" draw:style-name="gr10" draw:text-style-name="P10" draw:layer="layout" svg:width="29.096cm" svg:height="1.979cm" svg:x="1.023cm" svg:y="5.048cm">
          <text:list text:style-name="L3">
            <text:list-item>
              <text:p text:style-name="P15"><text:span text:style-name="T35">Pedido </text:span><text:span text:style-name="T36">(</text:span><text:span text:style-name="T37">NumPedido</text:span><text:span text:style-name="T36">, </text:span><text:span text:style-name="T38">DataPedido, </text:span><text:span text:style-name="T36">OrigemPedido, </text:span><text:span text:style-name="T35">FormaPagamento, <text:s/></text:span><text:span text:style-name="T39">CodCliente-C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11" draw:text-style-name="P16" draw:layer="layout" svg:width="21.624cm" svg:height="11.324cm" svg:x="6.374cm" svg:y="7.23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6" draw:style-name="gr5" draw:text-style-name="P12" draw:layer="layout" svg:width="1.437cm" svg:height="1.066cm" svg:x="24.279cm" svg:y="14.018cm">
            <text:p/>
            <draw:enhanced-geometry draw:mirror-horizontal="false" draw:mirror-vertical="false" drawooo:sub-view-size="517525 384175" draw:text-areas="0 0 ?f0 ?f1" svg:viewBox="0 0 0 0" draw:type="ooxml-non-primitive" draw:enhanced-path="M 451434 0 L 258470 118440 65519 0 0 106921 138595 192239 0 277190 65519 384111 258470 265671 451434 384111 516953 277190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6" draw:text-style-name="P10" draw:layer="layout" svg:width="1.437cm" svg:height="1.066cm" svg:x="24.279cm" svg:y="14.018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70 118440 451434 0 516953 106921 378358 192239 516953 277190 451434 384111 258470 265671 65519 384111 0 277190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8" draw:style-name="gr5" draw:text-style-name="P12" draw:layer="layout" svg:width="6.056cm" svg:height="4.077cm" svg:x="6.761cm" svg:y="11.595cm">
            <text:p/>
            <draw:enhanced-geometry draw:mirror-horizontal="false" draw:mirror-vertical="false" drawooo:sub-view-size="2180590 1468120" draw:text-areas="0 0 ?f0 ?f1" svg:viewBox="0 0 0 0" draw:type="ooxml-non-primitive" draw:enhanced-path="M 1955888 0 L 1090447 464400 224650 0 0 418680 587882 734047 0 1049400 224650 1468081 1090447 1003680 1955888 1468081 2180526 1049400 1592643 734047 2180526 418680 1955888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" draw:text-style-name="P10" draw:layer="layout" svg:width="6.056cm" svg:height="4.077cm" svg:x="6.761cm" svg:y="11.595cm">
            <text:p/>
            <draw:enhanced-geometry draw:mirror-horizontal="false" draw:mirror-vertical="false" drawooo:sub-view-size="2180590 1468120" draw:text-areas="0 0 ?f0 ?f1" svg:viewBox="0 0 0 0" draw:type="ooxml-non-primitive" draw:enhanced-path="M 0 418680 L 224650 0 1090447 464400 1955888 0 2180526 418680 1592643 734047 2180526 1049400 1955888 1468081 1090447 1003680 224650 1468081 0 1049400 587882 734047 0 418680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5" draw:text-style-name="P12" draw:layer="layout" svg:width="1.437cm" svg:height="1.066cm" svg:x="13.696cm" svg:y="10.258cm">
            <text:p/>
            <draw:enhanced-geometry draw:mirror-horizontal="false" draw:mirror-vertical="false" drawooo:sub-view-size="517525 384175" draw:text-areas="0 0 ?f0 ?f1" svg:viewBox="0 0 0 0" draw:type="ooxml-non-primitive" draw:enhanced-path="M 451446 0 L 258483 118440 65519 0 0 106921 138595 192239 0 277202 65519 384124 258483 265683 451446 384124 516966 277202 378358 192239 516966 106921 451446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6" draw:text-style-name="P10" draw:layer="layout" svg:width="1.437cm" svg:height="1.066cm" svg:x="13.696cm" svg:y="10.258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83 118440 451446 0 516966 106921 378358 192239 516966 277202 451446 384124 258483 265683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5" draw:text-style-name="P12" draw:layer="layout" svg:width="1.437cm" svg:height="1.066cm" svg:x="6.79cm" svg:y="8.447cm">
            <text:p/>
            <draw:enhanced-geometry draw:mirror-horizontal="false" draw:mirror-vertical="false" drawooo:sub-view-size="517525 384175" draw:text-areas="0 0 ?f0 ?f1" svg:viewBox="0 0 0 0" draw:type="ooxml-non-primitive" draw:enhanced-path="M 451446 0 L 258483 118440 65519 0 0 106908 138607 192239 0 277190 65519 384111 258483 265671 451446 384111 516966 277190 378371 192239 516966 106908 451446 0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6" draw:text-style-name="P10" draw:layer="layout" svg:width="1.437cm" svg:height="1.066cm" svg:x="6.79cm" svg:y="8.447cm">
            <text:p/>
            <draw:enhanced-geometry draw:mirror-horizontal="false" draw:mirror-vertical="false" drawooo:sub-view-size="517525 384175" draw:text-areas="0 0 ?f0 ?f1" svg:viewBox="0 0 0 0" draw:type="ooxml-non-primitive" draw:enhanced-path="M 0 106908 L 65519 0 258483 118440 451446 0 516966 106908 378371 192239 516966 277190 451446 384111 258483 265671 65519 384111 0 277190 138607 192239 0 106908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5" draw:text-style-name="P12" draw:layer="layout" svg:width="1.437cm" svg:height="1.066cm" svg:x="9.73cm" svg:y="7.389cm">
            <text:p/>
            <draw:enhanced-geometry draw:mirror-horizontal="false" draw:mirror-vertical="false" drawooo:sub-view-size="517525 384175" draw:text-areas="0 0 ?f0 ?f1" svg:viewBox="0 0 0 0" draw:type="ooxml-non-primitive" draw:enhanced-path="M 451434 0 L 258483 118440 65519 0 0 106921 138595 192239 0 277202 65519 384124 258483 265684 451434 384124 516966 277202 378358 192239 516966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6" draw:text-style-name="P10" draw:layer="layout" svg:width="1.437cm" svg:height="1.066cm" svg:x="9.73cm" svg:y="7.389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83 118440 451434 0 516966 106921 378358 192239 516966 277202 451434 384124 258483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6" draw:style-name="gr5" draw:text-style-name="P12" draw:layer="layout" svg:width="1.437cm" svg:height="1.066cm" svg:x="13.146cm" svg:y="7.355cm">
            <text:p/>
            <draw:enhanced-geometry draw:mirror-horizontal="false" draw:mirror-vertical="false" drawooo:sub-view-size="517525 384175" draw:text-areas="0 0 ?f0 ?f1" svg:viewBox="0 0 0 0" draw:type="ooxml-non-primitive" draw:enhanced-path="M 451434 0 L 258470 118440 65519 0 0 106921 138595 192239 0 277202 65519 384124 258470 265684 451434 384124 516953 277202 378358 192239 516953 106921 451434 0 Z N">
              <draw:equation draw:name="f0" draw:formula="logwidth"/>
              <draw:equation draw:name="f1" draw:formula="logheight"/>
            </draw:enhanced-geometry>
          </draw:custom-shape>
          <draw:custom-shape draw:name="object 17" draw:style-name="gr6" draw:text-style-name="P10" draw:layer="layout" svg:width="1.437cm" svg:height="1.066cm" svg:x="13.146cm" svg:y="7.355cm">
            <text:p/>
            <draw:enhanced-geometry draw:mirror-horizontal="false" draw:mirror-vertical="false" drawooo:sub-view-size="517525 384175" draw:text-areas="0 0 ?f0 ?f1" svg:viewBox="0 0 0 0" draw:type="ooxml-non-primitive" draw:enhanced-path="M 0 106921 L 65519 0 258470 118440 451434 0 516953 106921 378358 192239 516953 277202 451434 384124 258470 265684 65519 384124 0 277202 138595 192239 0 106921 Z N">
              <draw:equation draw:name="f0" draw:formula="logwidth"/>
              <draw:equation draw:name="f1" draw:formula="logheight"/>
            </draw:enhanced-geometry>
          </draw:custom-shape>
          <draw:custom-shape draw:name="object 18" draw:style-name="gr5" draw:text-style-name="P12" draw:layer="layout" svg:width="0.985cm" svg:height="0.817cm" svg:x="11.45cm" svg:y="9.42cm">
            <text:p/>
            <draw:enhanced-geometry draw:mirror-horizontal="false" draw:mirror-vertical="false" drawooo:sub-view-size="354964 294639" draw:text-areas="0 0 ?f0 ?f1" svg:viewBox="0 0 0 0" draw:type="ooxml-non-primitive" draw:enhanced-path="M 297002 0 L 177482 86753 57594 0 0 78828 94322 147231 0 215633 57594 294474 177482 207721 297002 294474 354596 215633 260273 147231 354596 78828 297002 0 Z N">
              <draw:equation draw:name="f0" draw:formula="logwidth"/>
              <draw:equation draw:name="f1" draw:formula="logheight"/>
            </draw:enhanced-geometry>
          </draw:custom-shape>
          <draw:custom-shape draw:name="object 19" draw:style-name="gr6" draw:text-style-name="P10" draw:layer="layout" svg:width="0.985cm" svg:height="0.817cm" svg:x="11.45cm" svg:y="9.42cm">
            <text:p/>
            <draw:enhanced-geometry draw:mirror-horizontal="false" draw:mirror-vertical="false" drawooo:sub-view-size="354964 294639" draw:text-areas="0 0 ?f0 ?f1" svg:viewBox="0 0 0 0" draw:type="ooxml-non-primitive" draw:enhanced-path="M 0 78828 L 57594 0 177482 86753 297002 0 354596 78828 260273 147231 354596 215633 297002 294474 177482 207721 57594 294474 0 215633 94322 147231 0 78828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1">
        <draw:custom-shape draw:name="object 2" draw:style-name="gr7" draw:text-style-name="P4" draw:layer="layout" svg:width="32.546cm" svg:height="9.1cm" svg:x="0.584cm" svg:y="6.3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9" draw:text-style-name="P6" draw:layer="layout" svg:width="7.053cm" svg:height="3.76cm" svg:x="2.547cm" svg:y="1.771cm" presentation:class="title" presentation:user-transformed="true">
          <draw:text-box>
            <text:p text:style-name="P5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5 – Cardinalidade M:N" draw:style-name="dp1" draw:master-page-name="Title_20_and_20_Content" presentation:presentation-page-layout-name="AL1T11">
        <draw:frame draw:name="object 2" presentation:style-name="pr5" draw:text-style-name="P2" draw:layer="layout" svg:width="21.949cm" svg:height="3.216cm" svg:x="2.547cm" svg:y="1.771cm" presentation:class="title" presentation:user-transformed="true">
          <draw:text-box>
            <text:p text:style-name="P5"><text:span text:style-name="T14">Passo </text:span><text:span text:style-name="T10">5 – </text:span><text:span text:style-name="T34">Cardinalidade</text:span><text:span text:style-name="T9"> </text:span><text:span text:style-name="T8">M:N</text:span></text:p>
          </draw:text-box>
        </draw:frame>
        <draw:custom-shape draw:name="object 3" draw:style-name="gr10" draw:text-style-name="P10" draw:layer="layout" svg:width="26.939cm" svg:height="1.979cm" svg:x="1.023cm" svg:y="5.048cm">
          <text:list text:style-name="L3">
            <text:list-item>
              <text:p text:style-name="P15"><text:span text:style-name="T39">Contem </text:span><text:span text:style-name="T36">(</text:span><text:span text:style-name="T37">NumPedido</text:span><text:span text:style-name="T36">-CE, </text:span><text:span text:style-name="T37">CodPizza</text:span><text:span text:style-name="T36">-CE, </text:span><text:span text:style-name="T40">DescTamanhoPizza</text:span><text:span text:style-name="T41">-CE, <text:s/></text:span><text:span text:style-name="T39">Quantidade, </text:span><text:span text:style-name="T35">Preco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object 4">
          <draw:custom-shape draw:name="object 5" draw:style-name="gr5" draw:text-style-name="P12" draw:layer="layout" svg:width="5.74cm" svg:height="5.552cm" svg:x="4.281cm" svg:y="12.257cm">
            <text:p/>
            <draw:enhanced-geometry draw:mirror-horizontal="false" draw:mirror-vertical="false" drawooo:sub-view-size="2066925 1998979" draw:text-areas="0 0 ?f0 ?f1" svg:viewBox="0 0 0 0" draw:type="ooxml-non-primitive" draw:enhanced-path="M 1600923 0 L 1033208 532790 465480 0 0 496074 536397 999350 0 1502638 465480 1998713 1033208 1465910 1600923 1998713 2066404 1502638 1530007 999350 2066404 496074 1600923 0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6" draw:text-style-name="P10" draw:layer="layout" svg:width="5.74cm" svg:height="5.552cm" svg:x="4.281cm" svg:y="12.257cm">
            <text:p/>
            <draw:enhanced-geometry draw:mirror-horizontal="false" draw:mirror-vertical="false" drawooo:sub-view-size="2066925 1998979" draw:text-areas="0 0 ?f0 ?f1" svg:viewBox="0 0 0 0" draw:type="ooxml-non-primitive" draw:enhanced-path="M 0 496074 L 465480 0 1033208 532790 1600923 0 2066404 496074 1530007 999350 2066404 1502638 1600923 1998713 1033208 1465910 465480 1998713 0 1502638 536397 999350 0 496074 Z N">
              <draw:equation draw:name="f0" draw:formula="logwidth"/>
              <draw:equation draw:name="f1" draw:formula="logheight"/>
            </draw:enhanced-geometry>
          </draw:custom-shape>
          <draw:custom-shape draw:name="object 7" draw:style-name="gr12" draw:text-style-name="P17" draw:layer="layout" svg:width="31.456cm" svg:height="11.129cm" svg:x="1.098cm" svg:y="7.0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8" draw:style-name="gr5" draw:text-style-name="P12" draw:layer="layout" svg:width="1.438cm" svg:height="1.368cm" svg:x="29.313cm" svg:y="8.84cm">
            <text:p/>
            <draw:enhanced-geometry draw:mirror-horizontal="false" draw:mirror-vertical="false" drawooo:sub-view-size="518159 492760" draw:text-areas="0 0 ?f0 ?f1" svg:viewBox="0 0 0 0" draw:type="ooxml-non-primitive" draw:enhanced-path="M 404990 0 L 258838 133197 112674 0 0 123482 135000 246240 0 368998 112674 492480 258838 359270 404990 492480 517677 368998 382676 246240 517677 123482 404990 0 Z N">
              <draw:equation draw:name="f0" draw:formula="logwidth"/>
              <draw:equation draw:name="f1" draw:formula="logheight"/>
            </draw:enhanced-geometry>
          </draw:custom-shape>
          <draw:custom-shape draw:name="object 9" draw:style-name="gr6" draw:text-style-name="P10" draw:layer="layout" svg:width="1.438cm" svg:height="1.368cm" svg:x="29.313cm" svg:y="8.84cm">
            <text:p/>
            <draw:enhanced-geometry draw:mirror-horizontal="false" draw:mirror-vertical="false" drawooo:sub-view-size="518159 492760" draw:text-areas="0 0 ?f0 ?f1" svg:viewBox="0 0 0 0" draw:type="ooxml-non-primitive" draw:enhanced-path="M 0 123482 L 112674 0 258838 133197 404990 0 517677 123482 382676 246240 517677 368998 404990 492480 258838 359270 112674 492480 0 368998 135000 246240 0 123482 Z N">
              <draw:equation draw:name="f0" draw:formula="logwidth"/>
              <draw:equation draw:name="f1" draw:formula="logheight"/>
            </draw:enhanced-geometry>
          </draw:custom-shape>
          <draw:custom-shape draw:name="object 10" draw:style-name="gr5" draw:text-style-name="P12" draw:layer="layout" svg:width="1.438cm" svg:height="1.368cm" svg:x="22.709cm" svg:y="8.792cm">
            <text:p/>
            <draw:enhanced-geometry draw:mirror-horizontal="false" draw:mirror-vertical="false" drawooo:sub-view-size="518159 492760" draw:text-areas="0 0 ?f0 ?f1" svg:viewBox="0 0 0 0" draw:type="ooxml-non-primitive" draw:enhanced-path="M 404990 0 L 258838 133197 112674 0 0 123482 135000 246240 0 368998 112674 492480 258838 359283 404990 492480 517677 368998 382676 246240 517677 123482 404990 0 Z N">
              <draw:equation draw:name="f0" draw:formula="logwidth"/>
              <draw:equation draw:name="f1" draw:formula="logheight"/>
            </draw:enhanced-geometry>
          </draw:custom-shape>
          <draw:custom-shape draw:name="object 11" draw:style-name="gr6" draw:text-style-name="P10" draw:layer="layout" svg:width="1.438cm" svg:height="1.368cm" svg:x="22.709cm" svg:y="8.792cm">
            <text:p/>
            <draw:enhanced-geometry draw:mirror-horizontal="false" draw:mirror-vertical="false" drawooo:sub-view-size="518159 492760" draw:text-areas="0 0 ?f0 ?f1" svg:viewBox="0 0 0 0" draw:type="ooxml-non-primitive" draw:enhanced-path="M 0 123482 L 112674 0 258838 133197 404990 0 517677 123482 382676 246240 517677 368998 404990 492480 258838 359283 112674 492480 0 368998 135000 246240 0 123482 Z N">
              <draw:equation draw:name="f0" draw:formula="logwidth"/>
              <draw:equation draw:name="f1" draw:formula="logheight"/>
            </draw:enhanced-geometry>
          </draw:custom-shape>
          <draw:custom-shape draw:name="object 12" draw:style-name="gr5" draw:text-style-name="P12" draw:layer="layout" svg:width="1.438cm" svg:height="1.368cm" svg:x="18.603cm" svg:y="12.559cm">
            <text:p/>
            <draw:enhanced-geometry draw:mirror-horizontal="false" draw:mirror-vertical="false" drawooo:sub-view-size="518159 492760" draw:text-areas="0 0 ?f0 ?f1" svg:viewBox="0 0 0 0" draw:type="ooxml-non-primitive" draw:enhanced-path="M 405003 0 L 258838 133197 112687 0 0 123482 135000 246240 0 368998 112687 492480 258838 359283 405003 492480 517677 368998 382676 246240 517677 123482 405003 0 Z N">
              <draw:equation draw:name="f0" draw:formula="logwidth"/>
              <draw:equation draw:name="f1" draw:formula="logheight"/>
            </draw:enhanced-geometry>
          </draw:custom-shape>
          <draw:custom-shape draw:name="object 13" draw:style-name="gr6" draw:text-style-name="P10" draw:layer="layout" svg:width="1.438cm" svg:height="1.368cm" svg:x="18.603cm" svg:y="12.559cm">
            <text:p/>
            <draw:enhanced-geometry draw:mirror-horizontal="false" draw:mirror-vertical="false" drawooo:sub-view-size="518159 492760" draw:text-areas="0 0 ?f0 ?f1" svg:viewBox="0 0 0 0" draw:type="ooxml-non-primitive" draw:enhanced-path="M 0 123482 L 112687 0 258838 133197 405003 0 517677 123482 382676 246240 517677 368998 405003 492480 258838 359283 112687 492480 0 368998 135000 246240 0 123482 Z N">
              <draw:equation draw:name="f0" draw:formula="logwidth"/>
              <draw:equation draw:name="f1" draw:formula="logheight"/>
            </draw:enhanced-geometry>
          </draw:custom-shape>
          <draw:custom-shape draw:name="object 14" draw:style-name="gr5" draw:text-style-name="P12" draw:layer="layout" svg:width="1.438cm" svg:height="1.368cm" svg:x="7.85cm" svg:y="13.095cm">
            <text:p/>
            <draw:enhanced-geometry draw:mirror-horizontal="false" draw:mirror-vertical="false" drawooo:sub-view-size="518160 492760" draw:text-areas="0 0 ?f0 ?f1" svg:viewBox="0 0 0 0" draw:type="ooxml-non-primitive" draw:enhanced-path="M 404990 0 L 258838 133197 112674 0 0 123482 135000 246240 0 368998 112674 492480 258838 359282 404990 492480 517677 368998 382676 246240 517677 123482 404990 0 Z N">
              <draw:equation draw:name="f0" draw:formula="logwidth"/>
              <draw:equation draw:name="f1" draw:formula="logheight"/>
            </draw:enhanced-geometry>
          </draw:custom-shape>
          <draw:custom-shape draw:name="object 15" draw:style-name="gr6" draw:text-style-name="P10" draw:layer="layout" svg:width="1.438cm" svg:height="1.368cm" svg:x="7.85cm" svg:y="13.095cm">
            <text:p/>
            <draw:enhanced-geometry draw:mirror-horizontal="false" draw:mirror-vertical="false" drawooo:sub-view-size="518160 492760" draw:text-areas="0 0 ?f0 ?f1" svg:viewBox="0 0 0 0" draw:type="ooxml-non-primitive" draw:enhanced-path="M 0 123482 L 112674 0 258838 133197 404990 0 517677 123482 382676 246240 517677 368998 404990 492480 258838 359282 112674 492480 0 368998 135000 246240 0 123482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1">
        <draw:custom-shape draw:name="object 2" draw:style-name="gr7" draw:text-style-name="P4" draw:layer="layout" svg:width="32.546cm" svg:height="9.1cm" svg:x="0.584cm" svg:y="6.3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10" draw:text-style-name="P6" draw:layer="layout" svg:width="7.053cm" svg:height="3.76cm" svg:x="2.547cm" svg:y="1.771cm" presentation:class="title" presentation:user-transformed="true">
          <draw:text-box>
            <text:p text:style-name="P5"><text:span text:style-name="T7">P</text:span><text:span text:style-name="T8">i</text:span><text:span text:style-name="T9">z</text:span><text:span text:style-name="T8">z</text:span><text:span text:style-name="T10">a</text:span><text:span text:style-name="T8">r</text:span><text:span text:style-name="T9">i</text:span><text:span text:style-name="T10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6 – Atributo Multivalorado" draw:style-name="dp1" draw:master-page-name="Title_20_Only" presentation:presentation-page-layout-name="AL1T11">
        <draw:frame draw:name="object 2" presentation:style-name="pr11" draw:text-style-name="P2" draw:layer="layout" svg:width="25.006cm" svg:height="3.216cm" svg:x="2.547cm" svg:y="1.771cm" presentation:class="title" presentation:user-transformed="true">
          <draw:text-box>
            <text:p text:style-name="P5"><text:span text:style-name="T14">Passo </text:span><text:span text:style-name="T10">6 – </text:span><text:span text:style-name="T17">Atributo</text:span><text:span text:style-name="T42"> </text:span><text:span text:style-name="T8">Multivalorado</text:span></text:p>
          </draw:text-box>
        </draw:frame>
        <draw:g draw:name="object 3">
          <draw:custom-shape draw:name="object 4" draw:style-name="gr13" draw:text-style-name="P18" draw:layer="layout" svg:width="28.504cm" svg:height="13.533cm" svg:x="2.618cm" svg:y="4.6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5" draw:style-name="gr5" draw:text-style-name="P12" draw:layer="layout" svg:width="2.165cm" svg:height="2.095cm" svg:x="3.664cm" svg:y="6.852cm">
            <text:p/>
            <draw:enhanced-geometry draw:mirror-horizontal="false" draw:mirror-vertical="false" drawooo:sub-view-size="779780 754380" draw:text-areas="0 0 ?f0 ?f1" svg:viewBox="0 0 0 0" draw:type="ooxml-non-primitive" draw:enhanced-path="M 604443 0 L 389890 201244 175323 0 0 187198 202323 377278 0 567004 175323 754202 389890 552957 604443 754202 779767 567004 577443 377278 779767 187198 604443 0 Z N">
              <draw:equation draw:name="f0" draw:formula="logwidth"/>
              <draw:equation draw:name="f1" draw:formula="logheight"/>
            </draw:enhanced-geometry>
          </draw:custom-shape>
          <draw:custom-shape draw:name="object 6" draw:style-name="gr6" draw:text-style-name="P10" draw:layer="layout" svg:width="2.165cm" svg:height="2.095cm" svg:x="3.664cm" svg:y="6.852cm">
            <text:p/>
            <draw:enhanced-geometry draw:mirror-horizontal="false" draw:mirror-vertical="false" drawooo:sub-view-size="779780 754380" draw:text-areas="0 0 ?f0 ?f1" svg:viewBox="0 0 0 0" draw:type="ooxml-non-primitive" draw:enhanced-path="M 0 187198 L 175323 0 389890 201244 604443 0 779767 187198 577443 377278 779767 567004 604443 754202 389890 552957 175323 754202 0 567004 202323 377278 0 187198 Z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sso 6 – Atributo Multivalorado" draw:style-name="dp1" draw:master-page-name="Title_20_Only" presentation:presentation-page-layout-name="AL1T11">
        <draw:frame draw:name="object 2" presentation:style-name="pr11" draw:text-style-name="P2" draw:layer="layout" svg:width="25.006cm" svg:height="3.216cm" svg:x="2.547cm" svg:y="1.771cm" presentation:class="title" presentation:user-transformed="true">
          <draw:text-box>
            <text:p text:style-name="P5"><text:span text:style-name="T14">Passo </text:span><text:span text:style-name="T10">6 – </text:span><text:span text:style-name="T17">Atributo</text:span><text:span text:style-name="T42"> </text:span><text:span text:style-name="T8">Multivalorado</text:span></text:p>
          </draw:text-box>
        </draw:frame>
        <draw:custom-shape draw:name="object 3" draw:style-name="gr14" draw:text-style-name="P19" draw:layer="layout" svg:width="28.159cm" svg:height="13.912cm" svg:x="2.728cm" svg:y="4.4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 do Banco de Dados" draw:style-name="dp1" draw:master-page-name="Title_20_Only" presentation:presentation-page-layout-name="AL1T11">
        <draw:frame draw:name="object 2" presentation:style-name="pr1" draw:text-style-name="P2" draw:layer="layout" svg:width="23.328cm" svg:height="4.896cm" svg:x="5.278cm" svg:y="7.274cm" presentation:class="title" presentation:user-transformed="true">
          <draw:text-box>
            <text:p text:style-name="P20"><text:span text:style-name="T2">Esquema </text:span><text:span text:style-name="T3">de</text:span><text:span text:style-name="T43"> </text:span><text:span text:style-name="T44">Relações <text:s/></text:span><text:span text:style-name="T3">do </text:span><text:span text:style-name="T2">Banco de</text:span><text:span text:style-name="T45"> </text:span><text:span text:style-name="T2">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quema de Relações do Banco de  Dados" draw:style-name="dp1" draw:master-page-name="Title_20_and_20_Content" presentation:presentation-page-layout-name="AL1T11">
        <draw:frame draw:name="object 2" presentation:style-name="pr12" draw:text-style-name="P2" draw:layer="layout" svg:width="27.255cm" svg:height="3.6cm" svg:x="2.547cm" svg:y="0.932cm" presentation:class="title" presentation:user-transformed="true">
          <draw:text-box>
            <text:p text:style-name="P21"><text:span text:style-name="T10">Esquema de </text:span><text:span text:style-name="T46">Relações </text:span><text:span text:style-name="T8">do Banco </text:span><text:span text:style-name="T34">de <text:s/></text:span><text:span text:style-name="T10">Dados</text:span></text:p>
          </draw:text-box>
        </draw:frame>
        <draw:custom-shape draw:name="object 3" draw:style-name="gr10" draw:text-style-name="P10" draw:layer="layout" svg:width="30.927cm" svg:height="11.397cm" svg:x="1.023cm" svg:y="5.048cm">
          <text:list text:style-name="L3">
            <text:list-item>
              <text:p text:style-name="P15"><text:span text:style-name="T39">Cliente </text:span><text:span text:style-name="T47">(</text:span><text:span text:style-name="T48">CodCliente</text:span><text:span text:style-name="T47">, </text:span><text:span text:style-name="T39">NomeCliente, </text:span><text:span text:style-name="T49">Rua, </text:span><text:span text:style-name="T36">Numero, </text:span><text:span text:style-name="T39">Complemento, Senha, <text:s/>Email)</text:span></text:p>
            </text:list-item>
            <text:list-item>
              <text:p text:style-name="P22"><text:span text:style-name="T49">TelefoneCliente </text:span><text:span text:style-name="T39">(</text:span><text:span text:style-name="T50">CodCliente</text:span><text:span text:style-name="T39">-CE,</text:span><text:span text:style-name="T51"> </text:span><text:span text:style-name="T52">Telefone</text:span><text:span text:style-name="T53">)</text:span></text:p>
            </text:list-item>
            <text:list-item>
              <text:p text:style-name="P23"><text:span text:style-name="T35">Pedido </text:span><text:span text:style-name="T36">(</text:span><text:span text:style-name="T37">NumPedido</text:span><text:span text:style-name="T36">, </text:span><text:span text:style-name="T38">DataPedido, </text:span><text:span text:style-name="T36">OrigemPedido, </text:span><text:span text:style-name="T35">FormaPagamento, <text:s/></text:span><text:span text:style-name="T39">CodCliente-CE)</text:span></text:p>
            </text:list-item>
            <text:list-item>
              <text:p text:style-name="P24"><text:span text:style-name="T38">Pizza </text:span><text:span text:style-name="T36">(</text:span><text:span text:style-name="T54">CódPizza</text:span><text:span text:style-name="T36">,</text:span><text:span text:style-name="T55"> </text:span><text:span text:style-name="T36">NomePizza)</text:span></text:p>
            </text:list-item>
            <text:list-item>
              <text:p text:style-name="P25"><text:span text:style-name="T56">Tamanho </text:span><text:span text:style-name="T36">(</text:span><text:span text:style-name="T37">CodPizza</text:span><text:span text:style-name="T36">-CE, </text:span><text:span text:style-name="T57">DescTamanhoPizza</text:span><text:span text:style-name="T49">,</text:span><text:span text:style-name="T58"> </text:span><text:span text:style-name="T59">PrecoTamanhoPizza)</text:span></text:p>
            </text:list-item>
            <text:list-item>
              <text:p text:style-name="P26"><text:span text:style-name="T39">Contem </text:span><text:span text:style-name="T36">(</text:span><text:span text:style-name="T37">NumPedido</text:span><text:span text:style-name="T36">-CE, </text:span><text:span text:style-name="T37">CodPizza</text:span><text:span text:style-name="T36">-CE, </text:span><text:span text:style-name="T40">DescTamanhoPizza</text:span><text:span text:style-name="T41">-CE, <text:s/></text:span><text:span text:style-name="T39">Quantidade, </text:span><text:span text:style-name="T35">Preco)</text:span></text:p>
            </text:list-item>
            <text:list-item>
              <text:p text:style-name="P27"><text:span text:style-name="T36">IngredientesPizza </text:span><text:span text:style-name="T39">(</text:span><text:span text:style-name="T50">CodPizza</text:span><text:span text:style-name="T39">-CE,</text:span><text:span text:style-name="T60"> </text:span><text:span text:style-name="T37">Ingrediente</text:span><text:span text:style-name="T36">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" draw:style-name="dp1" draw:master-page-name="Title_20_and_20_Content" presentation:presentation-page-layout-name="AL1T11">
        <draw:frame draw:name="object 2" presentation:style-name="pr5" draw:text-style-name="P2" draw:layer="layout" svg:width="9.808cm" svg:height="3.216cm" svg:x="12.009cm" svg:y="4.533cm" presentation:class="title" presentation:user-transformed="true">
          <draw:text-box>
            <text:p text:style-name="P5"><text:span text:style-name="T2">Obrigado</text:span></text:p>
          </draw:text-box>
        </draw:frame>
        <draw:frame draw:name="object 3" presentation:style-name="pr13" draw:text-style-name="P30" draw:layer="layout" svg:width="25.734cm" svg:height="7.182cm" svg:x="4.466cm" svg:y="9.218cm" presentation:class="outline" presentation:user-transformed="true">
          <draw:text-box>
            <text:p text:style-name="P28"><text:span text:style-name="T61">Prof. </text:span><text:span text:style-name="T62">Dr. </text:span><text:span text:style-name="T63">Alexandre </text:span><text:span text:style-name="T64">L. </text:span><text:span text:style-name="T63">Rangel <text:s/></text:span><text:span text:style-name="T63"><text:a xlink:href="http://www.alexandrelrangel.blogspot.com.br/" xlink:type="simple">www.alexandrelrangel.blogspot.com.br </text:a></text:span><text:span text:style-name="T63"><text:s/></text:span><text:span text:style-name="T65"><text:a xlink:href="mailto:profalrangel@gmail.com" xlink:type="simple">profalrangel@gmail.com</text:a></text:span></text:p>
            <text:p text:style-name="P29"><text:span text:style-name="T64">@alelrang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00000000451000001351B5C5300B7589908.jpg" xlink:type="simple" xlink:show="embed" xlink:actuate="onLoad"/>
    <draw:fill-image draw:name="msFillBitmap_20_2" draw:display-name="msFillBitmap 2" xlink:href="Pictures/1000000000000451000001351B5C5300B7589908.jpg" xlink:type="simple" xlink:show="embed" xlink:actuate="onLoad"/>
    <draw:fill-image draw:name="msFillBitmap_20_3" draw:display-name="msFillBitmap 3" xlink:href="Pictures/10000000000001A9000000D1FB2E8CA7F1C23BA1.png" xlink:type="simple" xlink:show="embed" xlink:actuate="onLoad"/>
    <draw:fill-image draw:name="msFillBitmap_20_4" draw:display-name="msFillBitmap 4" xlink:href="Pictures/100000000000024E000001355A43ED6745E75FB2.png" xlink:type="simple" xlink:show="embed" xlink:actuate="onLoad"/>
    <draw:fill-image draw:name="msFillBitmap_20_5" draw:display-name="msFillBitmap 5" xlink:href="Pictures/100000000000030C000001145FC79C0892EC4618.jpg" xlink:type="simple" xlink:show="embed" xlink:actuate="onLoad"/>
    <draw:fill-image draw:name="msFillBitmap_20_6" draw:display-name="msFillBitmap 6" xlink:href="Pictures/10000000000001CA000000CA342B61F19ED76656.png" xlink:type="simple" xlink:show="embed" xlink:actuate="onLoad"/>
    <draw:fill-image draw:name="msFillBitmap_20_7" draw:display-name="msFillBitmap 7" xlink:href="Pictures/1000000000000152000000A7E4B6DA64B3B49E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b2b2b2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Only" style:display-name="Title Only" style:page-layout-name="PM1" draw:style-name="Mdp1">
      <draw:frame draw:name="Holder 2" presentation:style-name="Title_20_Only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Mpr1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4" presentation:style-name="Mpr1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5" presentation:style-name="Mpr1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Holder 2" presentation:style-name="Title_20_and_20_Content-title" draw:layer="backgroundobjects" svg:width="23.328cm" svg:height="4.897cm" svg:x="5.278cm" svg:y="7.274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952cm" svg:height="5.709cm" svg:x="4.466cm" svg:y="9.218cm" presentation:class="outline" presentation:placeholder="true" presentation:user-transformed="true">
        <draw:text-box/>
      </draw:frame>
      <draw:frame draw:name="Holder 4" presentation:style-name="Mpr4" draw:text-style-name="MP5" draw:layer="backgroundobjects" svg:width="10.842cm" svg:height="0.952cm" svg:x="11.521cm" svg:y="17.717cm" presentation:class="footer" presentation:user-transformed="true">
        <draw:text-box>
          <text:p/>
        </draw:text-box>
      </draw:frame>
      <draw:frame draw:name="Holder 5" presentation:style-name="Mpr4" draw:text-style-name="MP5" draw:layer="backgroundobjects" svg:width="7.792cm" svg:height="0.952cm" svg:x="1.694cm" svg:y="17.717cm" presentation:class="date-time" presentation:user-transformed="true">
        <draw:text-box>
          <text:p/>
        </draw:text-box>
      </draw:frame>
      <draw:frame draw:name="Holder 6" presentation:style-name="Mpr4" draw:text-style-name="MP5" draw:layer="backgroundobjects" svg:width="7.792cm" svg:height="0.952cm" svg:x="24.397cm" svg:y="17.717cm" presentation:class="page-number" presentation:user-transformed="true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Leite Rangel</meta:initial-creator>
    <dc:title>Fundamentos de Bancos de Dados</dc:title>
    <meta:creation-date>2021-03-03T14:15:19</meta:creation-date>
    <dc:date>2021-03-03T11:18:32.305738039</dc:date>
    <meta:editing-duration>PT2M</meta:editing-duration>
    <meta:generator>LibreOffice/6.0.7.3$Linux_X86_64 LibreOffice_project/00m0$Build-3</meta:generator>
    <meta:editing-cycles>1</meta:editing-cycles>
    <meta:document-statistic meta:object-count="146"/>
    <meta:user-defined meta:name="AppVersion">12.0000</meta:user-defined>
    <meta:user-defined meta:name="Created" meta:value-type="date">2020-02-21T00:00:00</meta:user-defined>
    <meta:user-defined meta:name="Creator">Impress</meta:user-defined>
    <meta:user-defined meta:name="HyperlinksChanged" meta:value-type="boolean">false</meta:user-defined>
    <meta:user-defined meta:name="LastSaved" meta:value-type="date">2021-03-03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